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fff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8" style:family="graphic" style:parent-style-name="standard">
      <style:graphic-properties draw:textarea-horizontal-align="justify" draw:textarea-vertical-align="middle" draw:auto-grow-height="false" fo:min-height="9.25cm" fo:min-width="14.5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10.5cm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1.5cm"/>
    </style:style>
    <style:style style:name="gr11" style:family="graphic" style:parent-style-name="standard">
      <style:graphic-properties draw:textarea-horizontal-align="justify" draw:textarea-vertical-align="middle" draw:auto-grow-height="false" fo:min-height="22.25cm" fo:min-width="17.5cm"/>
    </style:style>
    <style:style style:name="gr12" style:family="graphic" style:parent-style-name="standard">
      <style:graphic-properties draw:textarea-horizontal-align="justify" draw:textarea-vertical-align="middle" draw:auto-grow-height="false" fo:min-height="10.75cm" fo:min-width="16.5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7cm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014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7cm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4cm"/>
    </style:style>
    <style:style style:name="gr19" style:family="graphic" style:parent-style-name="standard">
      <style:graphic-properties draw:textarea-horizontal-align="justify" draw:textarea-vertical-align="middle" draw:auto-grow-height="false" fo:min-height="4.75cm" fo:min-width="8cm"/>
    </style:style>
    <style:style style:name="gr20" style:family="graphic" style:parent-style-name="standard">
      <style:graphic-properties draw:textarea-horizontal-align="justify" draw:textarea-vertical-align="middle" draw:auto-grow-height="false" fo:min-height="4.75cm" fo:min-width="7.5cm"/>
    </style:style>
    <style:style style:name="P1" style:family="paragraph">
      <loext:graphic-properties draw:fill-color="#00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cm" svg:height="2cm" svg:x="2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5cm" svg:height="2cm" svg:x="2.5cm" svg:y="7cm">
          <text:p text:style-name="P2">Lobby 1 / game pong / <text:s/>2/6 players / pings 100 m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5cm" svg:height="2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cm" svg:height="2cm" svg:x="14cm" svg:y="4cm">
          <text:p text:style-name="P2">ne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2cm" svg:x="16cm" svg:y="1cm">
          <text:p text:style-name="P2">ntsd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cm" svg:height="1.5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5cm" svg:height="9.5cm" svg:x="3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.5cm" svg:x="5cm" svg:y="9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.5cm" svg:x="5cm" svg:y="11.5cm">
          <text:p text:style-name="P2">Facebook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cm" svg:height="1.5cm" svg:x="5cm" svg:y="14cm">
          <text:p text:style-name="P2">Googl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.5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8cm" svg:height="22.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7cm" svg:height="11cm" svg:x="2cm" svg:y="4.5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0.5cm" svg:y1="4.5cm" svg:x2="10.5cm" svg:y2="15.5cm">
          <text:p/>
        </draw:line>
        <draw:custom-shape draw:style-name="gr14" draw:text-style-name="P2" draw:layer="layout" svg:width="7.5cm" svg:height="1.5cm" svg:x="2.5cm" svg:y="5cm">
          <text:p text:style-name="P2">Team 1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5cm" svg:height="1.5cm" svg:x="11cm" svg:y="5cm">
          <text:p text:style-name="P2">Team 2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1.5cm" svg:x="16cm" svg:y="24.5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5cm" svg:height="1.5cm" draw:transform="rotate (-0.780336708566664) translate (19.745cm 3.189cm)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7" draw:text-style-name="P2" draw:layer="layout" svg:width="7.5cm" svg:height="1.5cm" svg:x="2.5cm" svg:y="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7.5cm" svg:height="1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5cm" svg:height="1.5cm" svg:x="2cm" svg:y="24.5cm">
          <text:p text:style-name="P2">Exi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9" draw:text-style-name="P2" draw:layer="layout" svg:width="8.5cm" svg:height="5cm" svg:x="2cm" svg:y="2cm">
          <text:p text:style-name="P2">User</text:p>
          <text:p text:style-name="P2">-uid</text:p>
          <text:p text:style-name="P2">-Email</text:p>
          <text:p text:style-name="P2">-name</text:p>
          <text:p text:style-name="P2">-isGuest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8.5cm" svg:height="5cm" svg:x="2cm" svg:y="8.5cm">
          <text:p text:style-name="P2">Player</text:p>
          <text:p text:style-name="P2">-User</text:p>
          <text:p text:style-name="P2">-position num1-4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8cm" svg:height="5cm" svg:x="11.5cm" svg:y="2cm">
          <text:p text:style-name="P2">Lobby</text:p>
          <text:p text:style-name="P2">-id</text:p>
          <text:p text:style-name="P2">-name</text:p>
          <text:p text:style-name="P2">-game Game</text:p>
          <text:p text:style-name="P2">-players Player[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9M47S</meta:editing-duration>
    <meta:editing-cycles>5</meta:editing-cycles>
    <meta:generator>LibreOffice/5.3.2.2$Windows_x86 LibreOffice_project/6cd4f1ef626f15116896b1d8e1398b56da0d0ee1</meta:generator>
    <dc:date>2017-06-24T06:08:07.904000000</dc:date>
    <meta:document-statistic meta:object-count="30"/>
  </office:meta>
</office:document-meta>
</file>